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border-line-width-bottom="0.0346in 0.0138in 0.0138in" fo:padding="0.0291in" fo:border-left="none" fo:border-right="none" fo:border-top="none" fo:border-bottom="4.51pt double #000000" style:join-border="false"/>
      <style:text-properties style:font-name="DejaVu Sans Mono" fo:font-size="11pt" fo:language="en" fo:country="US" officeooo:paragraph-rsid="000a2f1b" style:font-name-asian="DejaVu Sans Mono" style:font-size-asian="11pt" style:language-asian="en" style:country-asian="GB" style:font-name-complex="DejaVu Sans Mono" style:font-size-complex="11pt" style:language-complex="en" style:country-complex="GB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1pt" fo:language="en" fo:country="US" officeooo:paragraph-rsid="000a2f1b" style:font-name-asian="DejaVu Sans Mono" style:font-size-asian="11pt" style:language-asian="en" style:country-asian="GB" style:font-name-complex="DejaVu Sans Mono" style:font-size-complex="11pt" style:language-complex="en" style:country-complex="GB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6pt" fo:language="en" fo:country="US" fo:font-weight="bold" officeooo:paragraph-rsid="000a2f1b" style:font-name-asian="DejaVu Sans Mono" style:font-size-asian="16pt" style:language-asian="en" style:country-asian="GB" style:font-weight-asian="bold" style:font-name-complex="DejaVu Sans Mono" style:font-size-complex="16pt" style:language-complex="en" style:country-complex="GB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16pt" fo:language="en" fo:country="US" fo:font-weight="bold" officeooo:rsid="000a2f1b" officeooo:paragraph-rsid="000a2f1b" style:font-name-asian="DejaVu Sans Mono" style:font-size-asian="16pt" style:language-asian="en" style:country-asian="GB" style:font-weight-asian="bold" style:font-name-complex="DejaVu Sans Mono" style:font-size-complex="16pt" style:language-complex="en" style:country-complex="GB" style:font-weight-complex="bold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0a2f1b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7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style:font-name="Liberation Sans" fo:language="en" fo:country="US" fo:font-weight="bold" officeooo:paragraph-rsid="000a2f1b" style:font-weight-asian="bold" style:font-weight-complex="bold"/>
    </style:style>
    <style:style style:name="P8" style:family="paragraph" style:parent-style-name="Text_20_body">
      <style:text-properties style:font-name="Liberation Sans" fo:language="en" fo:country="US" fo:font-weight="bold" style:font-weight-asian="bold" style:font-weight-complex="bold"/>
    </style:style>
    <style:style style:name="P9" style:family="paragraph" style:parent-style-name="Text_20_body">
      <style:text-properties style:font-name="Liberation Sans" fo:language="en" fo:country="US" fo:font-weight="bold" officeooo:paragraph-rsid="000a2f1b" style:font-weight-asian="bold" style:font-weight-complex="bold"/>
    </style:style>
    <style:style style:name="P10" style:family="paragraph" style:parent-style-name="Text_20_body">
      <style:text-properties style:font-name="Courier" fo:language="en" fo:country="US" officeooo:rsid="000a2f1b"/>
    </style:style>
    <style:style style:name="P11" style:family="paragraph" style:parent-style-name="Text_20_body">
      <style:paragraph-properties fo:break-before="page"/>
      <style:text-properties style:font-name="Liberation Sans" fo:language="en" fo:country="US" fo:font-weight="bold" officeooo:rsid="0013ae7e" officeooo:paragraph-rsid="001621d9" style:font-weight-asian="bold" style:font-weight-complex="bold"/>
    </style:style>
    <style:style style:name="P12" style:family="paragraph" style:parent-style-name="Text_20_body">
      <style:paragraph-properties fo:break-before="page"/>
      <style:text-properties style:font-name="Liberation Sans" fo:language="en" fo:country="US" fo:font-weight="bold" officeooo:paragraph-rsid="001621d9" style:font-weight-asian="bold" style:font-weight-complex="bold"/>
    </style:style>
    <style:style style:name="P13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style:font-name="Liberation Sans" fo:language="en" fo:country="US" fo:font-weight="normal" style:font-weight-asian="normal" style:font-weight-complex="normal"/>
    </style:style>
    <style:style style:name="P14" style:family="paragraph" style:parent-style-name="Text_20_body" style:list-style-name="L1">
      <style:text-properties style:font-name="Liberation Sans" fo:language="en" fo:country="US" fo:font-weight="bold" officeooo:rsid="000be39a" officeooo:paragraph-rsid="000be39a" style:font-weight-asian="bold" style:font-weight-complex="bold"/>
    </style:style>
    <style:style style:name="P15" style:family="paragraph" style:parent-style-name="Text_20_body" style:list-style-name="L1">
      <style:text-properties style:font-name="Liberation Sans" fo:language="en" fo:country="US" fo:font-weight="bold" officeooo:paragraph-rsid="000a2f1b" style:font-weight-asian="bold" style:font-weight-complex="bold"/>
    </style:style>
    <style:style style:name="P16" style:family="paragraph" style:parent-style-name="Text_20_body">
      <style:paragraph-properties fo:break-before="page"/>
      <style:text-properties style:font-name="Liberation Sans" fo:language="en" fo:country="US" fo:font-weight="bold" officeooo:rsid="0013ae7e" officeooo:paragraph-rsid="001621d9" style:font-weight-asian="bold" style:font-weight-complex="bold"/>
    </style:style>
    <style:style style:name="P17" style:family="paragraph" style:parent-style-name="Heading_20_2">
      <style:paragraph-properties fo:text-align="center" style:justify-single-word="false"/>
      <style:text-properties style:font-name="Liberation Sans" fo:language="en" fo:country="US" fo:font-weight="bold" officeooo:paragraph-rsid="000a2f1b" style:font-weight-asian="bold" style:font-weight-complex="bold"/>
    </style:style>
    <style:style style:name="T1" style:family="text">
      <style:text-properties officeooo:rsid="0013ae7e"/>
    </style:style>
    <style:style style:name="T2" style:family="text">
      <style:text-properties officeooo:rsid="001621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4">INTRODUCTION TO MACHINE LEARNING</text:p>
      <text:p text:style-name="P5">(NPFL054)</text:p>
      <text:p text:style-name="P5">A template for Homework #1</text:p>
      <text:p text:style-name="P2"/>
      <text:h text:style-name="P17" text:outline-level="2"/>
      <text:p text:style-name="P8">Name:</text:p>
      <text:p text:style-name="P8">School year: </text:p>
      <text:p text:style-name="P13"/>
      <text:p text:style-name="P8"/>
      <text:p text:style-name="P8"/>
      <text:list xml:id="list5354496249174979003" text:style-name="L1">
        <text:list-item>
          <text:p text:style-name="P14">Provide answers for the exercises <text:s/>(<text:span text:style-name="T1">1</text:span>) <text:s/>- <text:span text:style-name="T1">(3)</text:span>. </text:p>
        </text:list-item>
        <text:list-item>
          <text:p text:style-name="P14">For each exercise, your answer cannot exceed one sheet of paper. </text:p>
          <text:p text:style-name="P15"/>
        </text:list-item>
      </text:list>
      <text:p text:style-name="P11">1. Conditional entropy<text:tab/><text:tab/><text:tab/><text:tab/><text:tab/><text:tab/><text:tab/><text:tab/><text:tab/>[1pt]</text:p>
      <text:p text:style-name="P7"/>
      <text:p text:style-name="P9"/>
      <text:p text:style-name="P12"><text:span text:style-name="T2">2. </text:span>Boxplots of <text:span text:style-name="T1">ratings</text:span> <text:span text:style-name="T1">of the movies rated 67 times<text:tab/><text:tab/><text:tab/><text:tab/>[2pt]</text:span></text:p>
      <text:p text:style-name="P6"/>
      <text:p text:style-name="P8"/>
      <text:p text:style-name="P8"/>
      <text:p text:style-name="P11"><text:span text:style-name="T2">3</text:span>. <text:span text:style-name="T2">Clustering the users</text:span><text:tab/><text:tab/><text:tab/><text:tab/><text:tab/><text:tab/><text:tab/><text:tab/><text:tab/>[<text:span text:style-name="T2">7</text:span>pt]</text:p>
      <text:p text:style-name="P6"/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3:01:48.775782283</meta:creation-date>
    <dc:date>2018-10-23T15:57:42.598379128</dc:date>
    <meta:editing-duration>PT4H41M23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4" meta:paragraph-count="12" meta:word-count="56" meta:character-count="334" meta:non-whitespace-character-count="268"/>
  </office:meta>
</office:document-meta>
</file>